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ice">
      <style:text-properties fo:language="it" fo:country="IT"/>
    </style:style>
    <style:style style:name="P2" style:family="paragraph" style:parent-style-name="testo_20_normale">
      <style:paragraph-properties fo:text-align="justify" style:justify-single-word="false"/>
      <style:text-properties fo:language="it" fo:country="IT"/>
    </style:style>
    <style:style style:name="P3" style:family="paragraph" style:parent-style-name="testo_20_normale">
      <style:paragraph-properties fo:text-align="justify" style:justify-single-word="false">
        <style:tab-stops/>
      </style:paragraph-properties>
      <style:text-properties fo:language="it" fo:country="IT"/>
    </style:style>
    <style:style style:name="P4" style:family="paragraph" style:parent-style-name="testo_20_normale">
      <style:paragraph-properties fo:text-align="justify" style:justify-single-word="false"/>
    </style:style>
    <style:style style:name="P5" style:family="paragraph" style:parent-style-name="testo_20_normale">
      <style:paragraph-properties fo:text-align="justify" style:justify-single-word="false"/>
      <style:text-properties style:font-name="Arial" fo:language="it" fo:country="IT"/>
    </style:style>
    <style:style style:name="P6" style:family="paragraph" style:parent-style-name="testo_20_normale">
      <style:paragraph-properties fo:margin-left="0.9791in" fo:margin-right="0in" fo:text-align="justify" style:justify-single-word="false" fo:text-indent="-0.9791in" style:auto-text-indent="false"/>
      <style:text-properties fo:language="it" fo:country="IT"/>
    </style:style>
    <style:style style:name="P7" style:family="paragraph" style:parent-style-name="testo_20_normale">
      <style:paragraph-properties fo:margin-left="0.9791in" fo:margin-right="0in" fo:text-align="justify" style:justify-single-word="false" fo:text-indent="-0.9791in" style:auto-text-indent="false"/>
    </style:style>
    <style:style style:name="P8" style:family="paragraph" style:parent-style-name="testo_20_normale">
      <style:paragraph-properties fo:margin-left="0.3854in" fo:margin-right="0in" fo:text-align="justify" style:justify-single-word="false" fo:text-indent="-0.3854in" style:auto-text-indent="false"/>
      <style:text-properties fo:language="it" fo:country="IT"/>
    </style:style>
    <style:style style:name="P9" style:family="paragraph" style:parent-style-name="testo_20_normale">
      <style:paragraph-properties fo:margin-left="0.3854in" fo:margin-right="0in" fo:text-align="justify" style:justify-single-word="false" fo:text-indent="-0.3854in" style:auto-text-indent="false"/>
      <style:text-properties style:font-name="Arial" fo:language="it" fo:country="IT"/>
    </style:style>
    <style:style style:name="P10"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style:style>
    <style:style style:name="P11" style:family="paragraph" style:parent-style-name="paragrafo">
      <style:text-properties fo:language="it" fo:country="IT"/>
    </style:style>
    <style:style style:name="P12" style:family="paragraph" style:parent-style-name="titolo">
      <style:text-properties fo:language="it" fo:country="IT"/>
    </style:style>
    <style:style style:name="P13" style:family="paragraph" style:parent-style-name="testo_20_normale">
      <style:paragraph-properties fo:margin-left="0.3929in" fo:margin-right="0in" fo:text-align="justify" style:justify-single-word="false" fo:text-indent="-0.3929in" style:auto-text-indent="false">
        <style:tab-stops/>
      </style:paragraph-properties>
      <style:text-properties fo:language="it" fo:country="IT"/>
    </style:style>
    <style:style style:name="P14"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style:style>
    <style:style style:name="P15" style:family="paragraph" style:parent-style-name="testo_20_normale">
      <style:paragraph-properties fo:margin-left="0in" fo:margin-right="0in" fo:text-align="start" style:justify-single-word="false" fo:text-indent="0in" style:auto-text-indent="false">
        <style:tab-stops/>
      </style:paragraph-properties>
      <style:text-properties fo:color="#eb613d" fo:language="it" fo:country="IT"/>
    </style:style>
    <style:style style:name="P16" style:family="paragraph" style:parent-style-name="testo_20_normale">
      <style:paragraph-properties fo:margin-left="0in" fo:margin-right="0in" fo:text-align="justify" style:justify-single-word="false" fo:text-indent="0in" style:auto-text-indent="false">
        <style:tab-stops/>
      </style:paragraph-properties>
      <style:text-properties fo:color="#eb613d" fo:language="it" fo:country="IT"/>
    </style:style>
    <style:style style:name="P17" style:family="paragraph" style:parent-style-name="titolo" style:master-page-name="Standard">
      <style:paragraph-properties style:page-number="auto"/>
      <style:text-properties fo:language="it" fo:country="IT"/>
    </style:style>
    <style:style style:name="P18" style:family="paragraph" style:parent-style-name="testo_20_normale" style:list-style-name="L1">
      <style:paragraph-properties fo:text-align="justify" style:justify-single-word="false">
        <style:tab-stops/>
      </style:paragraph-properties>
      <style:text-properties fo:language="it" fo:country="IT"/>
    </style:style>
    <style:style style:name="P19" style:family="paragraph" style:parent-style-name="testo_20_normale" style:list-style-name="L2">
      <style:paragraph-properties fo:text-align="justify" style:justify-single-word="false">
        <style:tab-stops/>
      </style:paragraph-properties>
      <style:text-properties fo:language="it" fo:country="IT"/>
    </style:style>
    <style:style style:name="P20" style:family="paragraph" style:parent-style-name="testo_20_normale" style:list-style-name="L3">
      <style:paragraph-properties fo:text-align="justify" style:justify-single-word="false">
        <style:tab-stops/>
      </style:paragraph-properties>
      <style:text-properties fo:language="it" fo:country="IT"/>
    </style:style>
    <style:style style:name="P21" style:family="paragraph" style:parent-style-name="testo_20_normale" style:list-style-name="WWNum1">
      <style:paragraph-properties fo:margin-left="0.3929in" fo:margin-right="0in" fo:text-align="justify" style:justify-single-word="false" fo:text-indent="-0.3929in" style:auto-text-indent="false">
        <style:tab-stops/>
      </style:paragraph-properties>
      <style:text-properties fo:language="it" fo:country="IT"/>
    </style:style>
    <style:style style:name="P22" style:family="paragraph" style:parent-style-name="testo_20_normale" style:list-style-name="WWNum2">
      <style:paragraph-properties fo:margin-left="0.3854in" fo:margin-right="0in" fo:text-align="justify" style:justify-single-word="false" fo:text-indent="-0.3854in" style:auto-text-indent="false">
        <style:tab-stops/>
      </style:paragraph-properties>
      <style:text-properties fo:language="it" fo:country="IT"/>
    </style:style>
    <style:style style:name="T1" style:family="text">
      <style:text-properties fo:language="it" fo:country="IT"/>
    </style:style>
    <style:style style:name="T2" style:family="text">
      <style:text-properties style:font-name="Arial" fo:language="it" fo:country="IT"/>
    </style:style>
    <style:style style:name="T3" style:family="text">
      <style:text-properties fo:color="#ff0000"/>
    </style:style>
    <style:style style:name="T4" style:family="text">
      <style:text-properties fo:color="#ff0000" style:font-name="Arial" fo:language="it" fo:country="IT" fo:font-weight="bold" style:font-weight-asian="bold" style:font-weight-complex="bold"/>
    </style:style>
    <style:style style:name="T5"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102in" fo:text-indent="-0.25in" fo:margin-left="0.51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602in" fo:text-indent="-0.25in" fo:margin-left="0.76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02in" fo:text-indent="-0.25in" fo:margin-left="1.01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02in" fo:text-indent="-0.25in" fo:margin-left="1.26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02in" fo:text-indent="-0.25in" fo:margin-left="1.51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02in" fo:text-indent="-0.25in" fo:margin-left="1.76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02in" fo:text-indent="-0.25in" fo:margin-left="2.01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02in" fo:text-indent="-0.25in" fo:margin-left="2.26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02in" fo:text-indent="-0.25in" fo:margin-left="2.51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02in" fo:text-indent="-0.25in" fo:margin-left="2.76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nalisi del problema</text:p>
      <text:p text:style-name="P2"/>
      <text:p text:style-name="P2"/>
      <text:p text:style-name="P11">Stazioni e applicazioni</text:p>
      <text:p text:style-name="P2">Si deve realizzare una simulazione di trasmissione WiFi in cui:</text:p>
      <text:list xml:id="list3945162301" text:style-name="WWNum1">
        <text:list-item>
          <text:p text:style-name="P21">sono presenti 4 stazioni</text:p>
        </text:list-item>
        <text:list-item>
          <text:p text:style-name="P21">sta1, sta2, st4 si vedono</text:p>
        </text:list-item>
        <text:list-item>
          <text:p text:style-name="P21">sta3, sta4 si vedono</text:p>
        </text:list-item>
      </text:list>
      <text:p text:style-name="P4"><text:span text:style-name="T1">I messaggi possono essere scambiati solo tra le stazioni visibili (quindi per esempio una comunicazione sta1 </text:span><text:span text:style-name="T2">- </text:span><text:span text:style-name="T1">sta</text:span><text:span text:style-name="T1">3</text:span><text:span text:style-name="T1"> non deve essere permessa).</text:span></text:p>
      <text:p text:style-name="P2"/>
      <text:p text:style-name="P2">L'applicazione di una stazione comunica con le applicazioni delle altre stazioni utilizzando il livello datalink che viene realizzato dalle stazioni stesse.</text:p>
      <text:p text:style-name="P2">Per questo motivo il controllo degli errori verrà fatto dalla stazione mentre l'applicazione associata considererà correttamente inviato tutto ciò che spedisce e coerente tutto ciò che riceve.</text:p>
      <text:p text:style-name="P2">Quindi per semplicità di implementazione si considera l'apparato di trasmissione esente da guasti.</text:p>
      <text:p text:style-name="P2"/>
      <text:p text:style-name="P11">Mezzo condiviso</text:p>
      <text:p text:style-name="P2">Il mezzo condiviso simula la comunicazione via etere ed è comune a tutte le stazioni.</text:p>
      <text:list xml:id="list891433399" text:continue-numbering="true" text:style-name="WWNum1">
        <text:list-item>
          <text:p text:style-name="P21">le stazioni trasmetteranno verso il mezzo condiviso</text:p>
        </text:list-item>
        <text:list-item>
          <text:p text:style-name="P21">il mezzo condiviso trasmetterà verso tutte le stazioni</text:p>
        </text:list-item>
      </text:list>
      <text:p text:style-name="P2"/>
      <text:p text:style-name="P2">Una simulazione corretta di trasmissione via etere avviene in questo modo (es:)</text:p>
      <text:list xml:id="list2040507298" text:continue-numbering="true" text:style-name="WWNum1">
        <text:list-item>
          <text:p text:style-name="P21">sta1 vuole trasmettere verso sta2</text:p>
        </text:list-item>
        <text:list-item>
          <text:p text:style-name="P21">sta1 trasmette verso il mezzo condiviso </text:p>
        </text:list-item>
        <text:list-item>
          <text:p text:style-name="P21">il mezzo condiviso replicherà il messaggio a sta2 e sta4 (sta3 viene esclusa perché non è nel raggio di visibilità, mentre sta1 viene esclusa perché è il mittente).</text:p>
        </text:list-item>
        <text:list-item>
          <text:p text:style-name="P21">sta2 accetta il messaggio mentre sta4 lo scarta perché non è destinato a lei.</text:p>
        </text:list-item>
      </text:list>
      <text:p text:style-name="P2"/>
      <text:p text:style-name="P2">Il mezzo condiviso dovrà simulare ritardi ed errori di trasmissione:</text:p>
      <text:list xml:id="list1825638939" text:continue-numbering="true" text:style-name="WWNum1">
        <text:list-item>
          <text:p text:style-name="P21">ritardi : bisogna trattenere i pacchetti per xx ms prima di trasmetterli</text:p>
        </text:list-item>
        <text:list-item>
          <text:p text:style-name="P21">errori : definiti da una costante con valore di default del 10%</text:p>
        </text:list-item>
      </text:list>
      <text:p text:style-name="P2"/>
      <text:p text:style-name="paragrafo"><text:span text:style-name="T1">Associazione Applicazione </text:span><text:span text:style-name="T2">- </text:span><text:span text:style-name="T1">Stazione</text:span></text:p>
      <text:p text:style-name="P2">L'applicazione comunicherà con le altre applicazioni mediante le funzioni Send e Recv così definite:</text:p>
      <text:p text:style-name="P1">Send (macDest, <text:s/>buffer, lenght)<text:tab/><text:tab/>NOTA scrivere i tipi quando disponibili</text:p>
      <text:p text:style-name="P1">Recv (&amp;macRecv, &amp;buffer, &amp;length)</text:p>
      <text:p text:style-name="P2"/>
      <text:p text:style-name="P2">In particolare macDest e macRecv sono rispettivamente i mac address della stazione a cui si vuole spedire e della stazione dalla quale si riceve.</text:p>
      <text:p text:style-name="P2"/>
      <text:p text:style-name="P12">Scelte implementative</text:p>
      <text:p text:style-name="P11"/>
      <text:p text:style-name="P11"><text:soft-page-break/>Applicazioni</text:p>
      <text:p text:style-name="P2">Rappresentano lo strato più alto. Si potrebbero collocare a livello application.</text:p>
      <text:p text:style-name="P2">Le applicazioni utilizzano le funzioni Send e Recv per comunicare con le applicazioni di altre stazioni (quelle visibili).</text:p>
      <text:p text:style-name="P2">Send sarà bloccante solo nel caso il buffer di ricezione locale risulterà pieno.</text:p>
      <text:p text:style-name="P2">Recv sarà bloccante, in attesa di dati.</text:p>
      <text:p text:style-name="P2">Per semplicità di implementazione i mac address di destinazione vengono scelti tra un set di indirizzi possibili in modo da limitare la possibilità di errore.</text:p>
      <text:p text:style-name="P2">In fase di creazione del thread l'applicazione riceverà il numero ad essa associato (che dovrà coincidere con il numero della sua stazione).</text:p>
      <text:p text:style-name="P2"/>
      <text:p text:style-name="P11">Send</text:p>
      <text:p text:style-name="P1">int Send (macDest, <text:s/>buffer, lenght)<text:tab/>NOTA scrivere i tipi quando disponibili</text:p>
      <text:p text:style-name="P6">macDest<text:tab/>mac address della stazione alla quale si vuole trasmettere.</text:p>
      <text:p text:style-name="P6">buffer<text:tab/>messaggio da trasmettere. Per semplicità si può decidere di trasmettere solo messaggi sottoforma di array di caratteri</text:p>
      <text:p text:style-name="P7"><text:span text:style-name="T1">length <text:tab/>lunghezza del messaggio. Non può essere più lungo di _sr_maxbuf </text:span><text:span text:style-name="T4">(da definire</text:span><text:span text:style-name="T2">)</text:span></text:p>
      <text:p text:style-name="P5"/>
      <text:p text:style-name="P2">Send è di tipo bloccante (ma solo nel caso il buffer di trasmissione locale sia pieno) e deve garantire l'avvenuta spedizione all'applicazione (cioè l'applicazione considera i dati sempre correttamente spediti). Questo significa che dovrà gestire eventuali situazioni di ritrasmissione nel caso il buffer di trasmissione sia pieno.</text:p>
      <text:p text:style-name="P2">Ricordo che per semplicità stiamo ipotizzando di lavorare in un sistema esente da guasti e quindi i buffer, anche se pieni, si dovrebbero svuotare naturalmente in breve tempo.</text:p>
      <text:p text:style-name="P2"/>
      <text:p text:style-name="P2">Send permette alle applicazioni di inviare dati alle applicazioni che si trovano entro il suo raggio di visibilità.</text:p>
      <text:p text:style-name="P2">Da un punto di vista operativo Send non fa altro che trasferire, mediante una pipe, il contenuto di macDest, buffer e lenght dentro una struttura dati che rappresenta il buffer di trasmissione locale.</text:p>
      <text:p text:style-name="P5">---------------------</text:p>
      <text:p text:style-name="P2">Scelta implementativa da concordare con la parte "stazione"</text:p>
      <text:p text:style-name="P2">I dati nel buffer possono essere trasferiti in due modi</text:p>
      <text:list xml:id="list1815458860" text:style-name="WWNum2">
        <text:list-item>
          <text:p text:style-name="P22">mediante struttura. In questo caso servirà una struttura per ogni messaggio inviato. Bisognerà quindi stabilire un limite massimo di strutture accettate.</text:p>
        </text:list-item>
      </text:list>
      <text:p text:style-name="P8"><text:tab/>Questa soluzione è comoda per il programmatore ma può introdurre diversi livelli di inefficienza. Per esempio, se arrivano molti messaggi brevi allora il numero di strutture disponibili potrebbe esaurirsi subito.</text:p>
      <text:p text:style-name="P9">2<text:tab/>mediante pacchettizzazione. In questo caso i dati devono essere pacchettizati secondo un formato condiviso con il lato stazione e possono risiedere in un unico buffer. Questa soluzione è un po' più scomoda per il programmatore ma permette di utilizzare un unico array e ottimizzare l'occupazione di memoria.</text:p>
      <text:p text:style-name="P5">---------------------</text:p>
      <text:p text:style-name="P5"/>
      <text:p text:style-name="P2">Il buffer di trasmissione locale sarà protetto da una mutex che darà l'accesso esclusivo all'applicazione o alla stazione. Se il buffer di trasmissione locale è pieno allora la stazione può decidere di tenere la mutua esclusione finché non riesce a liberare spazio sul buffer.</text:p>
      <text:p text:style-name="P4"><text:span text:style-name="T1">Send dovrà tenere traccia dell'associazione applicazione </text:span><text:span text:style-name="T2">- </text:span><text:span text:style-name="T1">stazione in modo da collocare i dati nel buffer giusto. Per fare questo Send accederà ad una tabella in cui, dato il numero di stazione (= numero applicazione) viene restituito l'indirizzo del buffer locale di trasmissione associato.</text:span></text:p>
      <text:p text:style-name="P2"><text:soft-page-break/></text:p>
      <text:p text:style-name="P11">Recv </text:p>
      <text:p text:style-name="P1">int Recv (&amp;macRecv, &amp;buffer, &amp;length)<text:tab/>NOTA scrivere i tipi quando disponibili</text:p>
      <text:p text:style-name="P6">macRecv<text:tab/>mac address della stazione che da spedito i dati.</text:p>
      <text:p text:style-name="P6">buffer<text:tab/>messaggio da leggere. </text:p>
      <text:p text:style-name="P7"><text:span text:style-name="T1">length <text:tab/>lunghezza del messaggio. Non può essere più lungo di _sr_maxbuf </text:span><text:span text:style-name="T4">(da definire</text:span><text:span text:style-name="T2">)</text:span></text:p>
      <text:p text:style-name="P5"/>
      <text:p text:style-name="P2">Valgono le considerazioni fatte per Send, a parte quando segue:</text:p>
      <text:p text:style-name="P2">Recv è di tipo bloccante. L'applicazione verrà bloccata finché non verranno ricevuti dei dati dalla stazione associata.</text:p>
      <text:p text:style-name="P2"/>
      <text:p text:style-name="P11">Stazioni</text:p>
      <text:p text:style-name="P2">Si è scelto di implementare un thread di servizio per ogni stazione. Questo permette di simulare il comportamento della scheda WiFi della macchina.</text:p>
      <text:p text:style-name="P2">Può essere visto come uno strato intermedio tra l'applicazione e il mezzo condiviso.</text:p>
      <text:p text:style-name="P2">I thread che simulano le stazioni rimarranno in vita per tutta la durata della simulazione. Questo semplifica la gestione del thread. Infatti non si deve gestire la restituzione di parametri e il processo chiamante non deve gestire la sincronizzazione di uscita.</text:p>
      <text:p text:style-name="P2"/>
      <text:p text:style-name="P2">Per mettere in comunicazione i tre elementi si procede come segue:</text:p>
      <text:p text:style-name="P2"/>
      <text:p text:style-name="P2">- applicazione e stazione comunicano tramite pipe</text:p>
      <text:p text:style-name="P2">- stazione e mezzo condiviso comunicano tramite socket</text:p>
      <text:p text:style-name="P2"/>
      <text:p text:style-name="P2">Quindi per chiarezza</text:p>
      <text:list xml:id="list1670062837" text:continue-list="list1825638939" text:style-name="WWNum1">
        <text:list-item>
          <text:p text:style-name="P21">l'applicazione utilizzerà solo le pipe</text:p>
        </text:list-item>
        <text:list-item>
          <text:p text:style-name="P21">il mezzo condiviso utilizzerà solo socket</text:p>
        </text:list-item>
        <text:list-item>
          <text:p text:style-name="P21">la stazione dovrà utilizzare entrambi i meccanismi</text:p>
        </text:list-item>
      </text:list>
      <text:p text:style-name="P2"/>
      <text:p text:style-name="P2">Nella fase di inizializzazione ogni stazione dovrà stabilire una connessione con il mezzo condiviso mediante una socket. </text:p>
      <text:p text:style-name="P2">Le stazioni lavorano a livello datalink quindi utilizzano il mac address per identificarsi.</text:p>
      <text:p text:style-name="P2">Dovranno inoltre preoccuparsi di gestire la fase di handshake tutte le volte che si vuole comunicare con un'altra stazione.</text:p>
      <text:p text:style-name="P2"/>
      <text:p text:style-name="P2">La stazione deve garantire alla propria applicazione:</text:p>
      <text:list xml:id="list1361648589" text:continue-numbering="true" text:style-name="WWNum1">
        <text:list-item>
          <text:p text:style-name="P21">che i dati trasmessi vengano inviati correttamente</text:p>
        </text:list-item>
        <text:list-item>
          <text:p text:style-name="P21">che i dati ricevuti siano corretti da un punto di vista formale</text:p>
        </text:list-item>
      </text:list>
      <text:p text:style-name="P2"/>
      <text:p text:style-name="P2">Lato applicazione</text:p>
      <text:list xml:id="list105895413" text:continue-numbering="true" text:style-name="WWNum1">
        <text:list-item>
          <text:p text:style-name="P21">con il buffer di trasmissione non ci sono problemi. Appena ci sono dei dati disponibili si pacchettizzano (secondo il formato di pag.2 delle specifiche) e poi si può tentare una trasmissione verso il mezzo condiviso.</text:p>
        </text:list-item>
        <text:list-item>
          <text:p text:style-name="P21">con il buffer di ricezione bisogna gestire eventuali problemi relativi a buffer pieno. Se l'applicazione è sufficientemente veloce, questo non dovrebbe mai accadere, ma comunque è una situazione che deve essere prevista (e gestita). </text:p>
        </text:list-item>
      </text:list>
      <text:p text:style-name="P2"/>
      <text:p text:style-name="P2">Lato mezzo condiviso</text:p>
      <text:list xml:id="list134809767" text:continue-numbering="true" text:style-name="WWNum1">
        <text:list-item>
          <text:p text:style-name="P21">in trasmissione: bisogna gestire eventuali perdite di pacchetti e quindi la <text:soft-page-break/>ritrasmissione</text:p>
        </text:list-item>
        <text:list-item>
          <text:p text:style-name="P21">in ricezione bisogna controllare che tutti i pacchetti siano arrivati. Nel caso se ne sia perso qualcuno, allora bisogna richiedere la ritrasmissione. I dati ricevuti devono essere spacchettati prima di essere consegnati nel buffer locale di ricezione. Inoltre tutti i pacchetti non destinati alla stazione devono essere scartati.</text:p>
        </text:list-item>
      </text:list>
      <text:p text:style-name="P13"/>
      <text:p text:style-name="P11">Mezzo condiviso</text:p>
      <text:p text:style-name="P2">Fase 0</text:p>
      <text:p text:style-name="P13">Il mezzo condiviso prende i dati e li replica alle stazioni dello stesso gruppo.</text:p>
      <text:p text:style-name="P13"/>
      <text:p text:style-name="P13"/>
      <text:p text:style-name="titolo">Logica di gestione dei frame</text:p>
      <text:p text:style-name="P13"/>
      <text:p text:style-name="P13">Il mezzo condiviso fa da passante e controllore.</text:p>
      <text:p text:style-name="P14">Tutte le comunicazioni avvengono tra le stazioni a partire dalla fase di handshake, passando per la trasmissione dei dati fino ad arrivare alla chiusura.</text:p>
      <text:p text:style-name="P13"/>
      <text:p text:style-name="paragrafo">Connessione (Mezzo condiviso / Stazioni)</text:p>
      <text:p text:style-name="P14">Le stazioni si collegano al mezzo condiviso in fase di partenza e rimangono collegate per tutta la durata del processo. Successivamente non vengono accettate richieste di collegamento. Il collegamento viene considerato affidabile e permanente per tutta la durata del processo.</text:p>
      <text:p text:style-name="P14">Fase di collegamento:</text:p>
      <text:p text:style-name="P14">Il mezzo condiviso è in attesa di ricevere richieste di collegamento.</text:p>
      <text:p text:style-name="P14">Le stazioni manderanno dei frame di controllo aventi la seguente configurazione:</text:p>
      <text:p text:style-name="P14">data = 0;<text:tab/><text:tab/><text:tab/><text:tab/>/* frame di controllo */ </text:p>
      <text:p text:style-name="P14">tods = 1;<text:tab/><text:tab/><text:tab/><text:tab/>/* destinato al mezzo condiviso */ </text:p>
      <text:p text:style-name="P14">scan = 1;<text:tab/><text:tab/><text:tab/><text:tab/>/* scansione: richiesta di collegamento */ </text:p>
      <text:p text:style-name="P14">addr2 = mac del mezzo <text:tab/><text:tab/>/* mac address del mezzo */ </text:p>
      <text:p text:style-name="P14">Ad ogni richiesta il mezzo apre un nuovo descrittore e memorizza i dati della stazione.</text:p>
      <text:p text:style-name="P14">Quando tutte le stazioni hanno inoltrato richiesta di collegamento allora il mezzo risponde ad ognuna settando scan = 2.</text:p>
      <text:p text:style-name="P14">A questo punto le stazioni sanno di essere collegate e possono cominciare la loro attività.</text:p>
      <text:p text:style-name="P13"/>
      <text:p text:style-name="paragrafo">Trasmissione (Stazioni)</text:p>
      <text:p text:style-name="P10">Quando una stazione vuole trasmettere ad un'altra stabilisce una durata di occupazione del mezzo e la inserisce nel campo Duration del frame pseudo 802.11</text:p>
      <text:p text:style-name="P10"/>
      <text:p text:style-name="P10">La durata del pacchetto ha solo due possibili valori:</text:p>
      <text:p text:style-name="P10">- 5 (cioè 500ms) per pacchetti tipo RTS, CTS e pacchetti di dimensione &lt; 100 bytes</text:p>
      <text:p text:style-name="P10">- 20 (cioè 2000ms) per gli altri pacchetti cioè ACK e pacchetti di dimensione &gt;= 100 bytes</text:p>
      <text:p text:style-name="P10"/>
      <text:p text:style-name="P10">Tutte le stazioni visibili ricevendo un pacchetto RTS sapranno che il canale sarà impegnato per il tempo indicato da Duration. Per tutto questo tempo le stazioni che hanno ricevuto il frame non possono occupare il canale.</text:p>
      <text:p text:style-name="P10"/>
      <text:p text:style-name="P10">La stazione che ha appena finito di trasmettere un frame, prima di trasmetterne un altro deve aspettare un tempo scelto casualmente tra 500ms e 1000ms (DIFS time). Questo serve per dare la possibilità ad altre stazioni di occupare il mezzo e quindi evitare starvation.</text:p>
      <text:p text:style-name="P10"><text:soft-page-break/>In tutti i modi una stazione, prima di trasmettere deve verificare che il mezzo condiviso non sia occupato da un'altra stazione. Per fare questo viene mantenuta una variabile che indica il momento in cui il mezzo condiviso sarà libero. Fino a quel momento il mezzo condiviso si deve ritenere occupato. Il calcolo del valore di questa variabile è fatto nel seguente modo: tutte le volte che si riceve un RTS da parte di una stazione, allora si somma il tempo attuale (orologio di sistema) al tempo di occupazione del mezzo. Se il valore risultante risulta maggiore del valore memorizzato nella variabile allora si aggiorna la variabile.</text:p>
      <text:p text:style-name="P10">Lo stesso meccanismo, con la stessa variabile, viene utilizzato anche in caso di errori o collisioni.</text:p>
      <text:p text:style-name="P10"/>
      <text:p text:style-name="paragrafo">Ricezione (Stazioni)</text:p>
      <text:p text:style-name="P10">Quando una stazione spedisce un frame, tutte le altre stazioni della stessa area lo riceveranno, ma solo il destinatario potrà utilizzare quel frame. Le altre stazioni dovranno scartare il frame.</text:p>
      <text:p text:style-name="P10">Ogni frame ha un numero progressivo di tipo intero che verrà utilizzato per stabilire se il pacchetto deve essere tenuto o scartato da parte della stazione ricevente. In particolare, se il numero è maggiore del progressivo attuale, allora il pacchetto verrà tenuto, altrimenti verrà scartato.</text:p>
      <text:p text:style-name="P10">Se il frame è corrotto (CRC == 0) allora tutte le stazioni che ricevono il frame dovranno seguire le politiche di attesa causata da errore.</text:p>
      <text:p text:style-name="P10"/>
      <text:p text:style-name="paragrafo">Inoltro (Mezzo Condiviso)</text:p>
      <text:p text:style-name="P10">Esistono 2 aree di copertura A1 e A2 così distribuite:</text:p>
      <text:p text:style-name="P10">STA1<text:tab/>→ A1</text:p>
      <text:p text:style-name="P10">STA2 <text:s/>→ A1</text:p>
      <text:p text:style-name="P10">STA3 <text:s/>→ A2</text:p>
      <text:p text:style-name="P10">STA4 <text:s/>→ A1 + A2</text:p>
      <text:p text:style-name="P10"/>
      <text:p text:style-name="P10">Il mezzo condiviso conosce questa associazione e quando riceve un frame verifica se è possibile accettarlo in base alla situazione contingente:</text:p>
      <text:list xml:id="list3945162302" text:style-name="L1">
        <text:list-item>
          <text:p text:style-name="P18">L'area che vuole occupare la stazione è già occupata. Il pacchetto viene replicato con CRC = 0 (errore)</text:p>
        </text:list-item>
        <text:list-item>
          <text:p text:style-name="P18">L'area che vuole occupare la stazione non è occupata. Il mezzo condiviso segna come occupata l'area richiesta e comincia ad inoltrare i pacchetti.</text:p>
        </text:list-item>
      </text:list>
      <text:p text:style-name="P3">Siccome STA4 è visibile a tutti, quando deve trasmettere occuperà entrambe le aree.</text:p>
      <text:p text:style-name="P3"/>
      <text:p text:style-name="P3">Vediamo un altro scenario.</text:p>
      <text:p text:style-name="P3">Ammesso che non ci siano trasmissioni in corso e quindi le due aree siano libere, allora quando il mezzo condiviso riceve il primo frame salva l'istante attuale (leggendo il valore del timer di sistema), ricava dal pacchetto la Duration e comincia ad inoltrare i frame a tutte le stazioni raggiungibili elettromagneticamente dalla stazione mittente (escluso il mittente stesso).</text:p>
      <text:p text:style-name="P3">Con “stazioni raggiungibili elettromagneticamente” si intendono tutte le stazioni che condividono la stessa area del mittente. Quindi nel caso di STA4 saranno tutte le altre.</text:p>
      <text:p text:style-name="P3"/>
      <text:p text:style-name="P3">Il mezzo deve simulare i ritardi dovuti ad una trasmissione radio e quindi inoltrerà i primi n-1 bytes di dati immediatamente, mentre prima di inoltrare l'ultimo byte di dati aspetta lo scadere del tempo indicato in duration.</text:p>
      <text:p text:style-name="P3">Per fare questo deve aprire il pacchetto togliere l'ultimo byte della parte dati e comporre due frame da fare partire in due istanti diversi.</text:p>
      <text:p text:style-name="P3"><text:soft-page-break/>Allo stesso modo la stazione ricevente dovrà ricomporre il messaggio.</text:p>
      <text:p text:style-name="P3"/>
      <text:p text:style-name="P3">I pacchetti possono avere una Duration di 500 o 1000ms. In ogni caso la Select si risveglia ogni 100ms e controlla se ci sono pacchetti da spedire.</text:p>
      <text:p text:style-name="P3"><text:line-break/>Nella struttura stabuf_t vengono memorizzati i pacchetti ricevuti dalla stazioni ed in attesa di essere inoltrati. </text:p>
      <text:p text:style-name="P3">Questo serve per simulare la latenza del mezzo condiviso. </text:p>
      <text:p text:style-name="P3">Se il timestamp risulta scaduto allora si inoltra il pacchetto a tutte le stazioni dell'area di visubilità.</text:p>
      <text:p text:style-name="P3">Se si riceve un pacchetto con lo stesso destinatario (es: sta1 → sta4 e sta3 → sta4) allora bisogna gestire il conflitto.</text:p>
      <text:p text:style-name="P3">La struttura stabuf_t fa riferimento ad un buffer che contiene <text:span text:style-name="T5">un solo</text:span> pacchetto per ogni stazione. Infatti ogni stazione, dopo aver spedito un pacchetto, deve aspettare una risposta prima di inviare il successivo (<text:span text:style-name="T3">o attendere la scadenza di un timeout?? da verificare)</text:span></text:p>
      <text:p text:style-name="P3"/>
      <text:p text:style-name="paragrafo">Collisioni (Mezzo Condiviso / Stazioni)</text:p>
      <text:p text:style-name="P14">Nel nostro caso l'unico problema di collisione si può presentare sulla STA4. Potrebbe verificarsi il seguente scenario:</text:p>
      <text:p text:style-name="P14">STA3 comincia la trasmissione con STA4</text:p>
      <text:p text:style-name="P14">STA1 trova l'area libera e trasmette a STA4.</text:p>
      <text:p text:style-name="P14">A questo punto si verifica una collisione perché STA4 riceve frame da due stazioni distinte.</text:p>
      <text:p text:style-name="P14">Il mezzo condiviso riesce a rilevare la situazione e reagisce nel seguente modo:</text:p>
      <text:list xml:id="list18154588601" text:style-name="L2">
        <text:list-item>
          <text:p text:style-name="P19">il frame di STA3 (cioè della prima stazione che ha stabilito il collegamento con STA4) viene dichiarato corrotto (CRC = 0) ed inoltrato a STA4.</text:p>
        </text:list-item>
        <text:list-item>
          <text:p text:style-name="P19">Il frame di STA1 viene scartato dal mezzo condiviso (non viene inoltrato a destinazione)</text:p>
        </text:list-item>
      </text:list>
      <text:p text:style-name="P14">In questo caso le stazioni STA4, STA3 e STA1 dovranno seguire le politiche di attesa anche se per due motivi diversi:</text:p>
      <text:list xml:id="list462568012" text:style-name="L3">
        <text:list-item>
          <text:p text:style-name="P20">STA4 → attesa per errore</text:p>
        </text:list-item>
        <text:list-item>
          <text:p text:style-name="P20">STA1 e STA3 → attesa per mancata risposta (rispettivamente CTS e ACK)</text:p>
        </text:list-item>
      </text:list>
      <text:p text:style-name="P14"/>
      <text:p text:style-name="paragrafo">Ritrasmissione (Stazioni)</text:p>
      <text:p text:style-name="P14">Il pacchetto viene considerato spedito solo se la sequenza RTS→ <text:s/>CTS← <text:s/>Dati→ <text:s/>ACK← <text:s/>si è conclusa completamente.</text:p>
      <text:p text:style-name="P14">In caso di mancata conclusione, allora si devono seguire le politiche di attesa e poi si ritrasmette.</text:p>
      <text:p text:style-name="P14">Intanto si possono ricevere dati dalle applicazioni (mediante Send) finché il buffer di trasmissione locale ha capienza. Terminato lo spazio la stazione deve prendere la mutua esclusione sul buffer e rilasciarla solo quando i dati sono stati trasmessi.</text:p>
      <text:p text:style-name="P14"/>
      <text:p text:style-name="paragrafo">Attesa dopo errore o mancata risposta (Stazioni)</text:p>
      <text:p text:style-name="P14">Le stazioni si comportano allo stesso modo sia se ricevono un pacchetto affetto da errore (CRC == 0) sia se non ricevono risposta entro il tempo indicato da Duration.</text:p>
      <text:p text:style-name="P14"/>
      <text:p text:style-name="P14">In questo caso la stazione aspetta un tempo scelto casualmente tra 4 e 6 secondi (EIFS time). Passato questo tempo la stazione può ritentare la trasmissione.</text:p>
      <text:p text:style-name="P14">In questo periodo continua a leggere i frame inviati da altre stazioni in modo da essere aggiornata su eventuali occupazioni di canale. Se in questo periodo la stazione “bloccata” riceve dei frame in cui compare come destinatario deve comunque scartare i pacchetti <text:soft-page-break/>perché tanto non può rispondere.</text:p>
      <text:p text:style-name="P14"/>
      <text:p text:style-name="P14"/>
      <text:p text:style-name="P14"/>
      <text:p text:style-name="P15">SEMPLIFICAZIONI PER COMINCIARE<text:line-break/></text:p>
      <text:p text:style-name="P16">Viene trasmesso e ricevuto un solo frame dati per ogni sessione, cioè si verifica la situazione</text:p>
      <text:p text:style-name="P16">RTS → CTS → dati → ACK</text:p>
      <text:p text:style-name="P16">e non la situazione</text:p>
      <text:p text:style-name="P16">RTS → CTS → dati → ACK → dati → ACK ….. → dati → ACK </text:p>
      <text:p text:style-name="P16"/>
      <text:p text:style-name="P16">Il mezzo condiviso spedisce il frame intero dopo il ritardo indicato da duration. In questo modo non si devono spacchettare e ricomporre i frame</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olo" style:family="paragraph" style:parent-style-name="Standard" style:default-outline-level="">
      <style:paragraph-properties fo:orphans="0" fo:widows="0"/>
      <style:text-properties fo:color="#008000" style:font-name="Arial" fo:font-size="26pt" fo:font-weight="bold" style:letter-kerning="true" style:font-name-asian="Arial1" style:font-size-asian="26pt" style:font-weight-asian="bold" style:font-name-complex="Arial1" style:font-size-complex="26pt" style:font-weight-complex="bold"/>
    </style:style>
    <style:style style:name="testo_20_normale" style:display-name="testo normale" style:family="paragraph" style:parent-style-name="Standard" style:default-outline-level="">
      <style:paragraph-properties fo:orphans="0" fo:widows="0"/>
      <style:text-properties style:font-name="Arial" fo:font-size="12pt" style:letter-kerning="true" style:font-name-asian="Arial1" style:font-size-asian="12pt" style:font-name-complex="Arial1" style:font-size-complex="12pt"/>
    </style:style>
    <style:style style:name="paragrafo" style:family="paragraph" style:parent-style-name="Standard" style:default-outline-level="">
      <style:paragraph-properties fo:orphans="0" fo:widows="0"/>
      <style:text-properties fo:color="#0099ff" style:font-name="Arial" fo:font-size="16pt" fo:font-weight="bold" style:letter-kerning="true" style:font-name-asian="Arial1" style:font-size-asian="12pt" style:font-weight-asian="bold" style:font-name-complex="Arial1" style:font-size-complex="12pt" style:font-weight-complex="bold"/>
    </style:style>
    <style:style style:name="codice" style:family="paragraph" style:parent-style-name="Standard" style:default-outline-level="">
      <style:paragraph-properties fo:orphans="0" fo:widows="0"/>
      <style:text-properties fo:color="#800000" style:font-name="Courier New" fo:font-size="10pt" fo:font-weight="bold" style:letter-kerning="true" style:font-name-asian="Courier New1" style:font-size-asian="10pt" style:font-weight-asian="bold" style:font-name-complex="Courier New1" style:font-size-complex="10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text-properties style:font-name="Liberation Serif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 </meta:initial-creator>
    <meta:creation-date>2013-08-16T11:10:51</meta:creation-date>
    <dc:date>2014-02-13T18:45:08</dc:date>
    <meta:editing-duration>PT2H5M27S</meta:editing-duration>
    <meta:editing-cycles>20</meta:editing-cycles>
    <meta:generator>LibreOffice/3.5$Linux_x86 LibreOffice_project/350m1$Build-2</meta:generator>
    <dc:creator>carlo </dc:creator>
    <meta:document-statistic meta:table-count="0" meta:image-count="0" meta:object-count="0" meta:page-count="7" meta:paragraph-count="161" meta:word-count="2581" meta:character-count="16251" meta:non-whitespace-character-count="13820"/>
  </office:meta>
</office:document-meta>
</file>